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loext:graphic-properties draw:fill="solid" draw:fill-color="#ffffff" draw:opacity="100%"/>
      <style:paragraph-properties fo:margin-top="0cm" fo:margin-bottom="0.499cm" loext:contextual-spacing="false" fo:background-color="#ffffff"/>
      <style:text-properties fo:font-size="15pt" officeooo:rsid="001223db" officeooo:paragraph-rsid="001223db" style:font-size-asian="15pt" style:font-size-complex="15pt"/>
    </style:style>
    <style:style style:name="P2" style:family="paragraph" style:parent-style-name="Standard">
      <style:text-properties fo:font-size="15pt" officeooo:rsid="00105a77" officeooo:paragraph-rsid="00105a77" style:font-size-asian="15pt" style:font-size-complex="15pt"/>
    </style:style>
    <style:style style:name="P3" style:family="paragraph" style:parent-style-name="Standard">
      <style:text-properties fo:font-size="15pt" officeooo:rsid="00106bd6" officeooo:paragraph-rsid="00106bd6" style:font-size-asian="15pt" style:font-size-complex="15pt"/>
    </style:style>
    <style:style style:name="P4" style:family="paragraph" style:parent-style-name="Standard">
      <style:text-properties fo:font-size="12pt" fo:font-weight="bold" officeooo:rsid="00106bd6" officeooo:paragraph-rsid="00106bd6" style:font-size-asian="12pt" style:font-weight-asian="bold" style:font-size-complex="12pt" style:font-weight-complex="bold"/>
    </style:style>
    <style:style style:name="P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ize="15pt" officeooo:rsid="00105a77" officeooo:paragraph-rsid="00105a77" style:font-size-asian="15pt" style:font-size-complex="15pt"/>
    </style:style>
    <style:style style:name="P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7" style:family="paragraph" style:parent-style-name="Preformatted_20_Text">
      <style:text-properties fo:color="#000000" style:font-name="DejaVu Sans Mono" fo:font-size="9pt" fo:font-style="italic" officeooo:paragraph-rsid="00106bd6"/>
    </style:style>
    <style:style style:name="P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 fo:background-color="#fff200"/>
    </style:style>
    <style:style style:name="P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0" style:family="paragraph" style:parent-style-name="Preformatted_20_Text">
      <style:paragraph-properties fo:margin-top="0cm" fo:margin-bottom="0.499cm" loext:contextual-spacing="false"/>
    </style:style>
    <style:style style:name="P1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1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rsid="00106bd6" officeooo:paragraph-rsid="00106bd6"/>
    </style:style>
    <style:style style:name="P1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2pt" fo:font-weight="bold" officeooo:rsid="00106bd6" officeooo:paragraph-rsid="00106bd6" style:font-size-asian="12pt" style:font-weight-asian="bold" style:font-size-complex="12pt" style:font-weight-complex="bold"/>
    </style:style>
    <style:style style:name="P14" style:family="paragraph" style:parent-style-name="Preformatted_20_Text">
      <style:paragraph-properties fo:margin-top="0cm" fo:margin-bottom="0.499cm" loext:contextual-spacing="false"/>
      <style:text-properties officeooo:paragraph-rsid="001223db"/>
    </style:style>
    <style:style style:name="P1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font-size="15pt" officeooo:rsid="001223db" officeooo:paragraph-rsid="001223db" style:font-size-asian="15pt" style:font-size-complex="15pt"/>
    </style:style>
    <style:style style:name="P1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font-size="15pt" officeooo:rsid="001223db" officeooo:paragraph-rsid="001223db" fo:background-color="#fff200" style:font-size-asian="15pt" style:font-size-complex="15pt"/>
    </style:style>
    <style:style style:name="P17" style:family="paragraph" style:parent-style-name="Preformatted_20_Text">
      <style:paragraph-properties fo:margin-top="0cm" fo:margin-bottom="0.499cm" loext:contextual-spacing="false"/>
      <style:text-properties officeooo:paragraph-rsid="00137a2f"/>
    </style:style>
    <style:style style:name="P18" style:family="paragraph" style:parent-style-name="Preformatted_20_Text">
      <style:paragraph-properties fo:margin-top="0cm" fo:margin-bottom="0.499cm" loext:contextual-spacing="false"/>
      <style:text-properties officeooo:paragraph-rsid="00151627"/>
    </style:style>
    <style:style style:name="P19" style:family="paragraph" style:parent-style-name="Preformatted_20_Text">
      <style:paragraph-properties fo:margin-top="0cm" fo:margin-bottom="0.499cm" loext:contextual-spacing="false"/>
      <style:text-properties officeooo:paragraph-rsid="00160954"/>
    </style:style>
    <style:style style:name="P20" style:family="paragraph" style:parent-style-name="Preformatted_20_Text">
      <style:paragraph-properties fo:margin-top="0cm" fo:margin-bottom="0.499cm" loext:contextual-spacing="false"/>
      <style:text-properties officeooo:paragraph-rsid="001741eb"/>
    </style:style>
    <style:style style:name="P21" style:family="paragraph" style:parent-style-name="Preformatted_20_Text">
      <style:paragraph-properties fo:margin-top="0cm" fo:margin-bottom="0.499cm" loext:contextual-spacing="false"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0137a2f"/>
    </style:style>
    <style:style style:name="T1" style:family="text">
      <style:text-properties fo:color="#000080" fo:font-weight="bold"/>
    </style:style>
    <style:style style:name="T2" style:family="text">
      <style:text-properties fo:color="#008080" fo:font-weight="bold"/>
    </style:style>
    <style:style style:name="T3" style:family="text">
      <style:text-properties fo:color="#008080" style:font-name="DejaVu Sans Mono" fo:font-size="9pt" fo:font-weight="bold"/>
    </style:style>
    <style:style style:name="T4" style:family="text">
      <style:text-properties style:font-name="DejaVu Sans Mono" fo:font-size="9pt"/>
    </style:style>
    <style:style style:name="T5" style:family="text">
      <style:text-properties fo:color="#660099" fo:background-color="#fff200" loext:char-shading-value="0"/>
    </style:style>
    <style:style style:name="T6" style:family="text">
      <style:text-properties fo:background-color="#fff200" loext:char-shading-value="0"/>
    </style:style>
    <style:style style:name="T7" style:family="text">
      <style:text-properties officeooo:rsid="001215f3"/>
    </style:style>
    <style:style style:name="T8" style:family="text">
      <style:text-properties officeooo:rsid="001223db"/>
    </style:style>
    <style:style style:name="T9" style:family="text">
      <style:text-properties fo:color="#ce181e" officeooo:rsid="001223db"/>
    </style:style>
    <style:style style:name="T10" style:family="text">
      <style:text-properties fo:color="#ce181e" fo:font-size="12pt" fo:font-weight="bold" officeooo:rsid="001223db" style:font-size-asian="12pt" style:font-weight-asian="bold" style:font-size-complex="12pt" style:font-weight-complex="bold"/>
    </style:style>
    <style:style style:name="T11" style:family="text">
      <style:text-properties fo:color="#ce181e" fo:font-size="12pt" fo:font-weight="bold" officeooo:rsid="00137a2f" style:font-size-asian="12pt" style:font-weight-asian="bold" style:font-size-complex="12pt" style:font-weight-complex="bold"/>
    </style:style>
    <style:style style:name="T12" style:family="text">
      <style:text-properties fo:color="#ce181e" fo:font-size="12pt" fo:font-weight="bold" officeooo:rsid="00151627" style:font-size-asian="12pt" style:font-weight-asian="bold" style:font-size-complex="12pt" style:font-weight-complex="bold"/>
    </style:style>
    <style:style style:name="T13" style:family="text">
      <style:text-properties fo:color="#ce181e" fo:font-size="12pt" fo:font-weight="bold" officeooo:rsid="00160954" style:font-size-asian="12pt" style:font-weight-asian="bold" style:font-size-complex="12pt" style:font-weight-complex="bold"/>
    </style:style>
    <style:style style:name="T14" style:family="text">
      <style:text-properties fo:color="#ce181e" fo:font-size="12pt" fo:font-weight="bold" officeooo:rsid="00187b95" style:font-size-asian="12pt" style:font-weight-asian="bold" style:font-size-complex="12pt" style:font-weight-complex="bold"/>
    </style:style>
    <style:style style:name="T15" style:family="text">
      <style:text-properties fo:color="#182f7c" fo:font-size="11.25pt" fo:font-weight="bold" officeooo:rsid="00160954" style:font-size-asian="12pt" style:font-weight-asian="bold" style:font-size-complex="12pt" style:font-weight-complex="bold" loext:padding="0cm" loext:border="none"/>
    </style:style>
    <style:style style:name="T16" style:family="text">
      <style:text-properties fo:color="#182f7c" fo:font-size="11.25pt" fo:font-weight="bold" officeooo:rsid="001741eb" style:font-size-asian="12pt" style:font-weight-asian="bold" style:font-size-complex="12pt" style:font-weight-complex="bold" loext:padding="0cm" loext:border="none"/>
    </style:style>
    <style:style style:name="T17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eployment of Django in AWS EC2</text:p>
      <text:p text:style-name="P2"/>
      <text:p text:style-name="P3"><text:span text:style-name="T7">D</text:span>ebug = true <text:span text:style-name="T7">mode</text:span></text:p>
      <text:p text:style-name="P3"/>
      <text:p text:style-name="P4">wsgi.py (default)</text:p>
      <text:p text:style-name="P7"><text:span text:style-name="T1">import </text:span>os</text:p>
      <text:p text:style-name="P6"><text:span text:style-name="T1">from </text:span>django.core.wsgi <text:span text:style-name="T1">import </text:span>get_wsgi_application</text:p>
      <text:p text:style-name="P6">os.environ.setdefault(<text:span text:style-name="T2">'DJANGO_SETTINGS_MODULE'</text:span>, <text:span text:style-name="T2">'myproject.settings'</text:span>)</text:p>
      <text:p text:style-name="P11">application = get_wsgi_application()</text:p>
      <text:p text:style-name="P11"/>
      <text:p text:style-name="P13">Urls.py (for both dev and prod)</text:p>
      <text:p text:style-name="P12"><text:span text:style-name="T1">from </text:span>django.contrib <text:span text:style-name="T1">import </text:span>admin</text:p>
      <text:p text:style-name="P8"><text:span text:style-name="T1">from </text:span>django.conf <text:span text:style-name="T1">import </text:span>settings</text:p>
      <text:p text:style-name="P8"><text:span text:style-name="T1">from </text:span>django.conf.urls.static <text:span text:style-name="T1">import </text:span>static</text:p>
      <text:p text:style-name="P8"/>
      <text:p text:style-name="P6"><text:span text:style-name="T1">from </text:span>django.urls <text:span text:style-name="T1">import </text:span>include, path</text:p>
      <text:p text:style-name="P6">urlpatterns = [</text:p>
      <text:p text:style-name="P9"><text:s text:c="4"/><text:span text:style-name="T4">path(</text:span><text:span text:style-name="T3">'mainsite/'</text:span><text:span text:style-name="T4">, include(</text:span><text:span text:style-name="T3">'mainsite.urls'</text:span><text:span text:style-name="T4">)),</text:span></text:p>
      <text:p text:style-name="P9"><text:s text:c="4"/><text:span text:style-name="T4">path(</text:span><text:span text:style-name="T3">'myapp/'</text:span><text:span text:style-name="T4">, include(</text:span><text:span text:style-name="T3">'myapp.urls'</text:span><text:span text:style-name="T4">)),</text:span></text:p>
      <text:p text:style-name="P9"><text:s text:c="4"/><text:span text:style-name="T4">path(</text:span><text:span text:style-name="T3">'admin/'</text:span><text:span text:style-name="T4">, admin.site.urls),</text:span></text:p>
      <text:p text:style-name="P11">]<text:span text:style-name="T6"> + static(settings.STATIC_URL, </text:span><text:span text:style-name="T5">document_root</text:span><text:span text:style-name="T6">=settings.STATIC_ROOT</text:span></text:p>
      <text:p text:style-name="P15">Before deployment to AWS, push to git..before that</text:p>
      <text:p text:style-name="P15">change Debug mode to false. This will disable static files. <text:line-break/><text:a xlink:type="simple" xlink:href="https://docs.djangoproject.com/en/dev/howto/static-files/#serving-static-files-during-development" text:style-name="Internet_20_link" text:visited-style-name="Visited_20_Internet_20_Link">https://docs.djangoproject.com/en/dev/howto/static-files/#serving-static-files-during-development</text:a></text:p>
      <text:p text:style-name="P1">Serving the files</text:p>
      <text:p text:style-name="Text_20_body">In addition to these configuration steps, you’ll also need to actually serve the static files.</text:p>
      <text:p text:style-name="Text_20_body">During development, if you use <text:a xlink:type="simple" xlink:href="https://docs.djangoproject.com/en/dev/ref/contrib/staticfiles/#module-django.contrib.staticfiles" text:style-name="Internet_20_link" text:visited-style-name="Visited_20_Internet_20_Link"><text:span text:style-name="Source_20_Text">django.contrib.staticfiles</text:span></text:a>, this will be done automatically by <text:a xlink:type="simple" xlink:href="https://docs.djangoproject.com/en/dev/ref/django-admin/#django-admin-runserver" text:style-name="Internet_20_link" text:visited-style-name="Visited_20_Internet_20_Link"><text:span text:style-name="Source_20_Text">runserver</text:span></text:a> when <text:a xlink:type="simple" xlink:href="https://docs.djangoproject.com/en/dev/ref/settings/#std:setting-DEBUG" text:style-name="Internet_20_link" text:visited-style-name="Visited_20_Internet_20_Link"><text:span text:style-name="Source_20_Text">DEBUG</text:span></text:a> is set to <text:span text:style-name="Source_20_Text">True</text:span> (see <text:a xlink:type="simple" xlink:href="https://docs.djangoproject.com/en/dev/ref/contrib/staticfiles/#django.contrib.staticfiles.views.serve" text:style-name="Internet_20_link" text:visited-style-name="Visited_20_Internet_20_Link"><text:span text:style-name="Source_20_Text">django.contrib.staticfiles.views.serve()</text:span></text:a>).</text:p>
      <text:p text:style-name="Text_20_body">This method is <text:span text:style-name="Strong_20_Emphasis">grossly inefficient</text:span> and probably <text:span text:style-name="Strong_20_Emphasis">insecure</text:span>, so it is <text:span text:style-name="Strong_20_Emphasis">unsuitable for production</text:span>.</text:p>
      <text:p text:style-name="Text_20_body">See <text:a xlink:type="simple" xlink:href="https://docs.djangoproject.com/en/dev/howto/static-files/deployment/" text:style-name="Internet_20_link" text:visited-style-name="Visited_20_Internet_20_Link">Deploying static files</text:a> for proper strategies to serve static files in production environments.</text:p>
      <text:p text:style-name="P16">There is one approach to fix it as follows,</text:p>
      <text:p text:style-name="P1">You actually can serve static files in a production Django app, securely and without <text:span text:style-name="Source_20_Text">DEBUG=True</text:span>.</text:p>
      <text:p text:style-name="Text_20_body">Rather than using Django itself, use <text:a xlink:type="simple" xlink:href="http://www.kennethreitz.org/essays/introducing-dj-static" text:style-name="Internet_20_link" text:visited-style-name="Visited_20_Internet_20_Link">dj_static</text:a> in your WSGI file (<text:a xlink:type="simple" xlink:href="https://github.com/kennethreitz/dj-static" text:style-name="Internet_20_link" text:visited-style-name="Visited_20_Internet_20_Link">github</text:a>):</text:p>
      <text:p text:style-name="Preformatted_20_Text"><text:span text:style-name="Source_20_Text"># requirements.txt:</text:span></text:p>
      <text:p text:style-name="Preformatted_20_Text"><text:soft-page-break/></text:p>
      <text:p text:style-name="Preformatted_20_Text"><text:span text:style-name="Source_20_Text">...</text:span></text:p>
      <text:p text:style-name="Preformatted_20_Text"><text:span text:style-name="Source_20_Text">dj-static==0.0.6</text:span></text:p>
      <text:p text:style-name="Preformatted_20_Text"/>
      <text:p text:style-name="Preformatted_20_Text"/>
      <text:p text:style-name="Preformatted_20_Text"><text:span text:style-name="Source_20_Text"># YOURAPP/settings.py: </text:span><text:span text:style-name="Source_20_Text"><text:span text:style-name="T8">[optional]</text:span></text:span></text:p>
      <text:p text:style-name="Preformatted_20_Text"/>
      <text:p text:style-name="Preformatted_20_Text"><text:span text:style-name="Source_20_Text">...</text:span></text:p>
      <text:p text:style-name="Preformatted_20_Text"><text:span text:style-name="Source_20_Text"><text:span text:style-name="T8">#</text:span></text:span><text:span text:style-name="Source_20_Text">STATIC_ROOT = 'staticdir'</text:span></text:p>
      <text:p text:style-name="Preformatted_20_Text"><text:span text:style-name="Source_20_Text"><text:span text:style-name="T8">#</text:span></text:span><text:span text:style-name="Source_20_Text">STATIC_URL = '/staticpath/'</text:span></text:p>
      <text:p text:style-name="Preformatted_20_Text"/>
      <text:p text:style-name="Preformatted_20_Text"><text:span text:style-name="Source_20_Text"># YOURAPP/wsgi.py: </text:span><text:span text:style-name="Source_20_Text"><text:span text:style-name="T8">[replace all by the following code]</text:span></text:span></text:p>
      <text:p text:style-name="Preformatted_20_Text"/>
      <text:p text:style-name="Preformatted_20_Text"><text:span text:style-name="Source_20_Text">...</text:span></text:p>
      <text:p text:style-name="Preformatted_20_Text"><text:span text:style-name="Source_20_Text">from django.core.wsgi import get_wsgi_application</text:span></text:p>
      <text:p text:style-name="Preformatted_20_Text"><text:span text:style-name="Source_20_Text">from dj_static import Cling</text:span></text:p>
      <text:p text:style-name="Preformatted_20_Text"/>
      <text:p text:style-name="P10"><text:span text:style-name="Source_20_Text">application = Cling(get_wsgi_application())</text:span></text:p>
      <text:p text:style-name="P14"><text:span text:style-name="Source_20_Text"><text:span text:style-name="T9"/></text:span></text:p>
      <text:p text:style-name="P14"><text:span text:style-name="Source_20_Text"><text:span text:style-name="T10">ref : </text:span></text:span><text:a xlink:type="simple" xlink:href="https://stackoverflow.com/questions/5836674/why-does-debug-false-setting-make-my-django-static-files-access-fail" text:style-name="Internet_20_link" text:visited-style-name="Visited_20_Internet_20_Link"><text:span text:style-name="Source_20_Text">https://stackoverflow.com/questions/5836674/why-does-debug-false-setting-make-my-django-static-files-access-fail</text:span></text:a></text:p>
      <text:p text:style-name="P21"><text:span text:style-name="Source_20_Text"><text:span text:style-name="T11">Hurray!!! now static files are running in production mode in localhost. </text:span></text:span><text:span text:style-name="Source_20_Text"><text:span text:style-name="T14">Push production code to github.</text:span></text:span></text:p>
      <text:p text:style-name="P18"><text:span text:style-name="Source_20_Text"><text:span text:style-name="T12">[Deployment of django app in AWS linux instance]</text:span></text:span></text:p>
      <text:p text:style-name="P19"><text:span text:style-name="Source_20_Text"><text:span text:style-name="T13">Sign in to AWS console. Go to EC2 &gt; Launch instance. Choose </text:span></text:span><text:span text:style-name="Source_20_Text"><text:span text:style-name="T15">Ubuntu Server 18.04 LTS (HVM), SSD Volume Type - ami-0c55b159cbfafe1f0 (64-bit x86) / ami-0f2057f28f0a44d06 (64-bit Arm)</text:span></text:span></text:p>
      <text:p text:style-name="P19"><text:span text:style-name="Source_20_Text"><text:span text:style-name="T15">Ok done...</text:span></text:span></text:p>
      <text:p text:style-name="P19"><text:span text:style-name="Source_20_Text"><text:span text:style-name="T15">Go to Instances Renamed it to “django-powerbolt-master”. Public DNS (ipv4) for this instance is </text:span></text:span></text:p>
      <text:p text:style-name="P19"><text:span text:style-name="Source_20_Text"><text:span text:style-name="T15">ec2-3-16-128-25.us-east-2.compute.amazonaws.com</text:span></text:span></text:p>
      <text:p text:style-name="P19"><text:span text:style-name="Source_20_Text"><text:span text:style-name="T15">default is 80 port where nginx is running</text:span></text:span></text:p>
      <text:p text:style-name="P19"><text:span text:style-name="Source_20_Text"><text:span text:style-name="T15">Website is running at 8000 port </text:span></text:span></text:p>
      <text:p text:style-name="P19"><text:span text:style-name="Source_20_Text"><text:span text:style-name="T15">hover over the instace and connect, you will see</text:span></text:span></text:p>
      <text:p text:style-name="P19"><text:span text:style-name="Source_20_Text"><text:span text:style-name="T15">ssh -i "test-keypair-django.pem" ubuntu@ec2-3-16-128-25.us-east-2.compute.amazonaws.com</text:span></text:span></text:p>
      <text:p text:style-name="P20"><text:span text:style-name="Source_20_Text"><text:span text:style-name="T16">for each instance one keypair is attached once you lost it you lose access to that instace similar to keygen in android apps. </text:span></text:span></text:p>
      <text:p text:style-name="P20"><text:span text:style-name="Source_20_Text"><text:span text:style-name="T16">Now either through putty or gitbash we will conncet to SSL client linux <text:s/>server by the above command. </text:span></text:span></text:p>
      <text:p text:style-name="P19"><text:span text:style-name="Source_20_Text"><text:span text:style-name="T13"/></text:span></text:p>
      <text:p text:style-name="P18"><text:soft-page-break/><text:span text:style-name="Source_20_Text"><text:span text:style-name="T12"/></text:span></text:p>
      <text:p text:style-name="P17"><text:span text:style-name="Source_20_Text"><text:span text:style-name="T11"/></text:span></text:p>
      <text:p text:style-name="Preformatted_20_Text"><text:span text:style-name="Source_20_Text"><text:span text:style-name="T17"/></text:span></text:p>
      <text:p text:style-name="P14"><text:span text:style-name="Source_20_Text"><text:span text:style-name="T10"/></text:span></text:p>
      <text:p text:style-name="P15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1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1T17:12:57.501100500</meta:creation-date>
    <dc:date>2019-03-31T17:52:06.603837468</dc:date>
    <meta:editing-duration>PT28M59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3" meta:paragraph-count="52" meta:word-count="355" meta:character-count="2851" meta:non-whitespace-character-count="2530"/>
  </office:meta>
</office:document-meta>
</file>